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61000038B40000333387BEDD3C.wmf" manifest:media-type=""/>
  <manifest:file-entry manifest:full-path="Pictures/20000061000038B40000333344320861.wmf" manifest:media-type=""/>
  <manifest:file-entry manifest:full-path="Pictures/2000004D000038B400002C47263D2391.wmf" manifest:media-type=""/>
  <manifest:file-entry manifest:full-path="Pictures/20000063000038B40000333399EBF908.wmf" manifest:media-type=""/>
  <manifest:file-entry manifest:full-path="Pictures/2000004D000038B400002C47493FDFDE.wmf" manifest:media-type=""/>
  <manifest:file-entry manifest:full-path="Pictures/2000003B000038B4000027AAB40ED8F6.wmf" manifest:media-type=""/>
  <manifest:file-entry manifest:full-path="Pictures/2000004100002F83000011056474A6F4.wmf" manifest:media-type=""/>
  <manifest:file-entry manifest:full-path="Pictures/2000002200002E21000012E7E76FCED7.wmf" manifest:media-type=""/>
  <manifest:file-entry manifest:full-path="Pictures/2000004B00001A7500001930B120A414.wmf" manifest:media-type=""/>
  <manifest:file-entry manifest:full-path="Pictures/2000004D000038B400002C47B166C068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7cm" style:rel-width="100%" table:align="left"/>
    </style:style>
    <style:style style:name="Tabla1.A" style:family="table-column">
      <style:table-column-properties style:column-width="0.93cm" style:rel-column-width="3582*"/>
    </style:style>
    <style:style style:name="Tabla1.B" style:family="table-column">
      <style:table-column-properties style:column-width="5.526cm" style:rel-column-width="21306*"/>
    </style:style>
    <style:style style:name="Tabla1.C" style:family="table-column">
      <style:table-column-properties style:column-width="10.545cm" style:rel-column-width="40646*"/>
    </style:style>
    <style:style style:name="Tabla1.A1" style:family="table-cell">
      <style:table-cell-properties fo:padding="0.049cm" fo:border="none"/>
    </style:style>
    <style:style style:name="Tabla1.A2" style:family="table-cell">
      <style:table-cell-properties style:vertical-align="middle" fo:padding="0.049cm" fo:border="none"/>
    </style:style>
    <style:style style:name="Tabla2" style:family="table">
      <style:table-properties style:width="17cm" style:rel-width="100%" table:align="left"/>
    </style:style>
    <style:style style:name="Tabla2.A" style:family="table-column">
      <style:table-column-properties style:column-width="2.713cm" style:rel-column-width="10458*"/>
    </style:style>
    <style:style style:name="Tabla2.B" style:family="table-column">
      <style:table-column-properties style:column-width="14.288cm" style:rel-column-width="55077*"/>
    </style:style>
    <style:style style:name="Tabla2.1" style:family="table-row">
      <style:table-row-properties fo:background-color="#c8e0e0">
        <style:background-image/>
      </style:table-row-properties>
    </style:style>
    <style:style style:name="Tabla2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2.B1" style:family="table-cell">
      <style:table-cell-properties style:border-line-width="0cm 0.004cm 0.002cm" fo:padding="0.049cm" fo:border="0.05pt double #808080"/>
    </style:style>
    <style:style style:name="Tabla2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3" style:family="table">
      <style:table-properties style:width="17cm" style:rel-width="100%" table:align="left"/>
    </style:style>
    <style:style style:name="Tabla3.A" style:family="table-column">
      <style:table-column-properties style:column-width="2.713cm" style:rel-column-width="10458*"/>
    </style:style>
    <style:style style:name="Tabla3.B" style:family="table-column">
      <style:table-column-properties style:column-width="14.288cm" style:rel-column-width="55077*"/>
    </style:style>
    <style:style style:name="Tabla3.1" style:family="table-row">
      <style:table-row-properties fo:background-color="#c8e0e0">
        <style:background-image/>
      </style:table-row-properties>
    </style:style>
    <style:style style:name="Tabla3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3.B1" style:family="table-cell">
      <style:table-cell-properties style:border-line-width="0cm 0.004cm 0.002cm" fo:padding="0.049cm" fo:border="0.05pt double #808080"/>
    </style:style>
    <style:style style:name="Tabla3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3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4" style:family="table">
      <style:table-properties style:width="17cm" style:rel-width="100%" table:align="left"/>
    </style:style>
    <style:style style:name="Tabla4.A" style:family="table-column">
      <style:table-column-properties style:column-width="2.713cm" style:rel-column-width="10458*"/>
    </style:style>
    <style:style style:name="Tabla4.B" style:family="table-column">
      <style:table-column-properties style:column-width="14.288cm" style:rel-column-width="55077*"/>
    </style:style>
    <style:style style:name="Tabla4.1" style:family="table-row">
      <style:table-row-properties fo:background-color="#c8e0e0">
        <style:background-image/>
      </style:table-row-properties>
    </style:style>
    <style:style style:name="Tabla4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4.B1" style:family="table-cell">
      <style:table-cell-properties style:border-line-width="0cm 0.004cm 0.002cm" fo:padding="0.049cm" fo:border="0.05pt double #808080"/>
    </style:style>
    <style:style style:name="Tabla4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4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5" style:family="table">
      <style:table-properties style:width="17cm" style:rel-width="100%" table:align="left"/>
    </style:style>
    <style:style style:name="Tabla5.A" style:family="table-column">
      <style:table-column-properties style:column-width="2.713cm" style:rel-column-width="10458*"/>
    </style:style>
    <style:style style:name="Tabla5.B" style:family="table-column">
      <style:table-column-properties style:column-width="14.288cm" style:rel-column-width="55077*"/>
    </style:style>
    <style:style style:name="Tabla5.1" style:family="table-row">
      <style:table-row-properties fo:background-color="#c8e0e0">
        <style:background-image/>
      </style:table-row-properties>
    </style:style>
    <style:style style:name="Tabla5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5.B1" style:family="table-cell">
      <style:table-cell-properties style:border-line-width="0cm 0.004cm 0.002cm" fo:padding="0.049cm" fo:border="0.05pt double #808080"/>
    </style:style>
    <style:style style:name="Tabla5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5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6" style:family="table">
      <style:table-properties style:width="17cm" style:rel-width="100%" table:align="left"/>
    </style:style>
    <style:style style:name="Tabla6.A" style:family="table-column">
      <style:table-column-properties style:column-width="2.713cm" style:rel-column-width="10458*"/>
    </style:style>
    <style:style style:name="Tabla6.B" style:family="table-column">
      <style:table-column-properties style:column-width="14.288cm" style:rel-column-width="55077*"/>
    </style:style>
    <style:style style:name="Tabla6.1" style:family="table-row">
      <style:table-row-properties fo:background-color="#c8e0e0">
        <style:background-image/>
      </style:table-row-properties>
    </style:style>
    <style:style style:name="Tabla6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6.B1" style:family="table-cell">
      <style:table-cell-properties style:border-line-width="0cm 0.004cm 0.002cm" fo:padding="0.049cm" fo:border="0.05pt double #808080"/>
    </style:style>
    <style:style style:name="Tabla6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6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7" style:family="table">
      <style:table-properties style:width="17cm" style:rel-width="100%" table:align="left"/>
    </style:style>
    <style:style style:name="Tabla7.A" style:family="table-column">
      <style:table-column-properties style:column-width="2.713cm" style:rel-column-width="10458*"/>
    </style:style>
    <style:style style:name="Tabla7.B" style:family="table-column">
      <style:table-column-properties style:column-width="14.288cm" style:rel-column-width="55077*"/>
    </style:style>
    <style:style style:name="Tabla7.1" style:family="table-row">
      <style:table-row-properties fo:background-color="#c8e0e0">
        <style:background-image/>
      </style:table-row-properties>
    </style:style>
    <style:style style:name="Tabla7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7.B1" style:family="table-cell">
      <style:table-cell-properties style:border-line-width="0cm 0.004cm 0.002cm" fo:padding="0.049cm" fo:border="0.05pt double #808080"/>
    </style:style>
    <style:style style:name="Tabla7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7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8" style:family="table">
      <style:table-properties style:width="17cm" style:rel-width="100%" table:align="left"/>
    </style:style>
    <style:style style:name="Tabla8.A" style:family="table-column">
      <style:table-column-properties style:column-width="2.713cm" style:rel-column-width="10458*"/>
    </style:style>
    <style:style style:name="Tabla8.B" style:family="table-column">
      <style:table-column-properties style:column-width="14.288cm" style:rel-column-width="55077*"/>
    </style:style>
    <style:style style:name="Tabla8.1" style:family="table-row">
      <style:table-row-properties fo:background-color="#c8e0e0">
        <style:background-image/>
      </style:table-row-properties>
    </style:style>
    <style:style style:name="Tabla8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8.B1" style:family="table-cell">
      <style:table-cell-properties style:border-line-width="0cm 0.004cm 0.002cm" fo:padding="0.049cm" fo:border="0.05pt double #808080"/>
    </style:style>
    <style:style style:name="Tabla8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8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9" style:family="table">
      <style:table-properties style:width="17cm" style:rel-width="100%" table:align="left"/>
    </style:style>
    <style:style style:name="Tabla9.A" style:family="table-column">
      <style:table-column-properties style:column-width="2.713cm" style:rel-column-width="10458*"/>
    </style:style>
    <style:style style:name="Tabla9.B" style:family="table-column">
      <style:table-column-properties style:column-width="14.288cm" style:rel-column-width="55077*"/>
    </style:style>
    <style:style style:name="Tabla9.1" style:family="table-row">
      <style:table-row-properties fo:background-color="#c8e0e0">
        <style:background-image/>
      </style:table-row-properties>
    </style:style>
    <style:style style:name="Tabla9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9.B1" style:family="table-cell">
      <style:table-cell-properties style:border-line-width="0cm 0.004cm 0.002cm" fo:padding="0.049cm" fo:border="0.05pt double #808080"/>
    </style:style>
    <style:style style:name="Tabla9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9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2" style:family="paragraph" style:parent-style-name="Text_20_body">
      <style:paragraph-properties fo:text-align="center" style:justify-single-word="false"/>
      <style:text-properties fo:color="#ff0000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>
      <style:paragraph-properties fo:text-align="start" style:justify-single-word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ing_20_3">
      <style:paragraph-properties fo:text-align="center" style:justify-single-word="false"/>
    </style:style>
    <style:style style:name="P10" style:family="paragraph" style:parent-style-name="Table_20_Heading">
      <style:paragraph-properties fo:text-align="start" style:justify-single-word="false"/>
    </style:style>
    <style:style style:name="P11" style:family="paragraph" style:parent-style-name="Heading_20_2">
      <style:paragraph-properties fo:text-align="start" style:justify-single-word="false"/>
    </style:style>
    <style:style style:name="P12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Heading_20_1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 style:list-style-name="L2">
      <style:paragraph-properties fo:text-align="start" style:justify-single-word="false"/>
    </style:style>
    <style:style style:name="P17" style:family="paragraph" style:parent-style-name="Table_20_Contents" style:list-style-name="L4">
      <style:paragraph-properties fo:text-align="start" style:justify-single-word="false"/>
    </style:style>
    <style:style style:name="P18" style:family="paragraph" style:parent-style-name="Table_20_Contents" style:list-style-name="L6">
      <style:paragraph-properties fo:text-align="start" style:justify-single-word="false"/>
    </style:style>
    <style:style style:name="P19" style:family="paragraph" style:parent-style-name="Table_20_Contents" style:list-style-name="L8">
      <style:paragraph-properties fo:text-align="start" style:justify-single-word="false"/>
    </style:style>
    <style:style style:name="P20" style:family="paragraph" style:parent-style-name="Table_20_Contents" style:list-style-name="L10">
      <style:paragraph-properties fo:text-align="start" style:justify-single-word="false"/>
    </style:style>
    <style:style style:name="P21" style:family="paragraph" style:parent-style-name="Table_20_Contents" style:list-style-name="L12">
      <style:paragraph-properties fo:text-align="start" style:justify-single-word="false"/>
    </style:style>
    <style:style style:name="P22" style:family="paragraph" style:parent-style-name="Table_20_Contents" style:list-style-name="L14">
      <style:paragraph-properties fo:text-align="start" style:justify-single-word="false"/>
    </style:style>
    <style:style style:name="P23" style:family="paragraph" style:parent-style-name="Table_20_Contents" style:list-style-name="L16">
      <style:paragraph-properties fo:text-align="start" style:justify-single-word="false"/>
    </style:style>
    <style:style style:name="P24" style:family="paragraph" style:parent-style-name="Table_20_Contents" style:list-style-name="L18">
      <style:paragraph-properties fo:text-align="start" style:justify-single-word="false"/>
    </style:style>
    <style:style style:name="P25" style:family="paragraph" style:parent-style-name="Table_20_Contents" style:list-style-name="L20">
      <style:paragraph-properties fo:text-align="start" style:justify-single-word="false"/>
    </style:style>
    <style:style style:name="P26" style:family="paragraph" style:parent-style-name="Table_20_Contents" style:list-style-name="L22">
      <style:paragraph-properties fo:text-align="start" style:justify-single-word="false"/>
    </style:style>
    <style:style style:name="P27" style:family="paragraph" style:parent-style-name="Table_20_Contents" style:list-style-name="L24">
      <style:paragraph-properties fo:text-align="start" style:justify-single-word="false"/>
    </style:style>
    <style:style style:name="P28" style:family="paragraph" style:parent-style-name="Table_20_Contents" style:list-style-name="L26">
      <style:paragraph-properties fo:text-align="start" style:justify-single-word="false"/>
    </style:style>
    <style:style style:name="P29" style:family="paragraph" style:parent-style-name="Table_20_Contents" style:list-style-name="L28">
      <style:paragraph-properties fo:text-align="start" style:justify-single-word="false"/>
    </style:style>
    <style:style style:name="P30" style:family="paragraph" style:parent-style-name="Table_20_Contents" style:list-style-name="L30">
      <style:paragraph-properties fo:text-align="start" style:justify-single-word="false"/>
    </style:style>
    <style:style style:name="P31" style:family="paragraph" style:parent-style-name="Table_20_Contents" style:list-style-name="L32">
      <style:paragraph-properties fo:text-align="start" style:justify-single-word="false"/>
    </style:style>
    <style:style style:name="P32" style:family="paragraph" style:parent-style-name="Table_20_Contents" style:list-style-name="L1">
      <style:paragraph-properties fo:margin-top="0cm" fo:margin-bottom="0.499cm" style:contextual-spacing="false" fo:text-align="start" style:justify-single-word="false"/>
    </style:style>
    <style:style style:name="P33" style:family="paragraph" style:parent-style-name="Table_20_Contents" style:list-style-name="L3">
      <style:paragraph-properties fo:margin-top="0cm" fo:margin-bottom="0.499cm" style:contextual-spacing="false" fo:text-align="start" style:justify-single-word="false"/>
    </style:style>
    <style:style style:name="P34" style:family="paragraph" style:parent-style-name="Table_20_Contents" style:list-style-name="L5">
      <style:paragraph-properties fo:margin-top="0cm" fo:margin-bottom="0.499cm" style:contextual-spacing="false" fo:text-align="start" style:justify-single-word="false"/>
    </style:style>
    <style:style style:name="P35" style:family="paragraph" style:parent-style-name="Table_20_Contents" style:list-style-name="L7">
      <style:paragraph-properties fo:margin-top="0cm" fo:margin-bottom="0.499cm" style:contextual-spacing="false" fo:text-align="start" style:justify-single-word="false"/>
    </style:style>
    <style:style style:name="P36" style:family="paragraph" style:parent-style-name="Table_20_Contents" style:list-style-name="L9">
      <style:paragraph-properties fo:margin-top="0cm" fo:margin-bottom="0.499cm" style:contextual-spacing="false" fo:text-align="start" style:justify-single-word="false"/>
    </style:style>
    <style:style style:name="P37" style:family="paragraph" style:parent-style-name="Table_20_Contents" style:list-style-name="L11">
      <style:paragraph-properties fo:margin-top="0cm" fo:margin-bottom="0.499cm" style:contextual-spacing="false" fo:text-align="start" style:justify-single-word="false"/>
    </style:style>
    <style:style style:name="P38" style:family="paragraph" style:parent-style-name="Table_20_Contents" style:list-style-name="L13">
      <style:paragraph-properties fo:margin-top="0cm" fo:margin-bottom="0.499cm" style:contextual-spacing="false" fo:text-align="start" style:justify-single-word="false"/>
    </style:style>
    <style:style style:name="P39" style:family="paragraph" style:parent-style-name="Table_20_Contents" style:list-style-name="L15">
      <style:paragraph-properties fo:margin-top="0cm" fo:margin-bottom="0.499cm" style:contextual-spacing="false" fo:text-align="start" style:justify-single-word="false"/>
    </style:style>
    <style:style style:name="P40" style:family="paragraph" style:parent-style-name="Table_20_Contents" style:list-style-name="L17">
      <style:paragraph-properties fo:margin-top="0cm" fo:margin-bottom="0.499cm" style:contextual-spacing="false" fo:text-align="start" style:justify-single-word="false"/>
    </style:style>
    <style:style style:name="P41" style:family="paragraph" style:parent-style-name="Table_20_Contents" style:list-style-name="L19">
      <style:paragraph-properties fo:margin-top="0cm" fo:margin-bottom="0.499cm" style:contextual-spacing="false" fo:text-align="start" style:justify-single-word="false"/>
    </style:style>
    <style:style style:name="P42" style:family="paragraph" style:parent-style-name="Table_20_Contents" style:list-style-name="L21">
      <style:paragraph-properties fo:margin-top="0cm" fo:margin-bottom="0.499cm" style:contextual-spacing="false" fo:text-align="start" style:justify-single-word="false"/>
    </style:style>
    <style:style style:name="P43" style:family="paragraph" style:parent-style-name="Table_20_Contents" style:list-style-name="L23">
      <style:paragraph-properties fo:margin-top="0cm" fo:margin-bottom="0.499cm" style:contextual-spacing="false" fo:text-align="start" style:justify-single-word="false"/>
    </style:style>
    <style:style style:name="P44" style:family="paragraph" style:parent-style-name="Table_20_Contents" style:list-style-name="L25">
      <style:paragraph-properties fo:margin-top="0cm" fo:margin-bottom="0.499cm" style:contextual-spacing="false" fo:text-align="start" style:justify-single-word="false"/>
    </style:style>
    <style:style style:name="P45" style:family="paragraph" style:parent-style-name="Table_20_Contents" style:list-style-name="L27">
      <style:paragraph-properties fo:margin-top="0cm" fo:margin-bottom="0.499cm" style:contextual-spacing="false" fo:text-align="start" style:justify-single-word="false"/>
    </style:style>
    <style:style style:name="P46" style:family="paragraph" style:parent-style-name="Table_20_Contents" style:list-style-name="L29">
      <style:paragraph-properties fo:margin-top="0cm" fo:margin-bottom="0.499cm" style:contextual-spacing="false" fo:text-align="start" style:justify-single-word="false"/>
    </style:style>
    <style:style style:name="P47" style:family="paragraph" style:parent-style-name="Table_20_Contents" style:list-style-name="L31">
      <style:paragraph-properties fo:margin-top="0cm" fo:margin-bottom="0.499cm" style:contextual-spacing="false" fo:text-align="start" style:justify-single-word="false"/>
    </style:style>
    <style:style style:name="P48" style:family="paragraph" style:parent-style-name="Table_20_Heading">
      <style:paragraph-properties fo:text-align="start" style:justify-single-word="false"/>
    </style:style>
    <style:style style:name="P49" style:family="paragraph" style:parent-style-name="Heading_20_2">
      <style:paragraph-properties fo:text-align="start" style:justify-single-word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yecto Swiftness</text:h>
      <text:h text:style-name="P5" text:outline-level="1">Documento de Análisis del Sistema</text:h>
      <text:h text:style-name="P9" text:outline-level="3">Versión 1.0</text:h>
      <text:h text:style-name="P9" text:outline-level="3">Fecha 23/10/2012</text:h>
      <text:h text:style-name="P9" text:outline-level="3">Preparado para:</text:h>
      <text:p text:style-name="P3"><text:a xlink:type="simple" xlink:href="#ORG-0001">Departamento de Lenguajes y Sistemas Informáticos</text:a></text:p>
      <text:h text:style-name="P9" text:outline-level="3">Preparado por:</text:h>
      <text:p text:style-name="P2">?</text:p>
      <text:p text:style-name="P4"/>
      <text:h text:style-name="P6" text:outline-level="1">Índice</text:h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0">1 </text:p>
          </table:table-cell>
          <table:table-cell table:style-name="Tabla1.A1" table:number-columns-spanned="2" office:value-type="string">
            <text:p text:style-name="P10"><text:a xlink:type="simple" xlink:href="#SEC-0014">Modelo estático</text:a> </text:p>
          </table:table-cell>
          <table:covered-table-cell/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1.1 </text:p>
          </table:table-cell>
          <table:table-cell table:style-name="Tabla1.A1" office:value-type="string">
            <text:p text:style-name="P8"><text:a xlink:type="simple" xlink:href="#SEC-0020">Subsistema de Login</text:a> </text:p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1.2 </text:p>
          </table:table-cell>
          <table:table-cell table:style-name="Tabla1.A1" office:value-type="string">
            <text:p text:style-name="P8"><text:a xlink:type="simple" xlink:href="#SEC-0021">Subsistema de Almacenamiento</text:a> </text:p>
          </table:table-cell>
        </table:table-row>
        <table:table-row>
          <table:table-cell table:style-name="Tabla1.A1" office:value-type="string">
            <text:p text:style-name="P10">2 </text:p>
          </table:table-cell>
          <table:table-cell table:style-name="Tabla1.A1" table:number-columns-spanned="2" office:value-type="string">
            <text:p text:style-name="P10"><text:a xlink:type="simple" xlink:href="#SEC-0015">Modelo dinámico</text:a> </text:p>
          </table:table-cell>
          <table:covered-table-cell/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2.1 </text:p>
          </table:table-cell>
          <table:table-cell table:style-name="Tabla1.A1" office:value-type="string">
            <text:p text:style-name="P8"><text:a xlink:type="simple" xlink:href="#SEC-0022">Subsistema de Login</text:a> </text:p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2.2 </text:p>
          </table:table-cell>
          <table:table-cell table:style-name="Tabla1.A1" office:value-type="string">
            <text:p text:style-name="P8"><text:a xlink:type="simple" xlink:href="#SEC-0023">Subsistema de almacenamiento</text:a> </text:p>
          </table:table-cell>
        </table:table-row>
        <table:table-row>
          <table:table-cell table:style-name="Tabla1.A1" office:value-type="string">
            <text:p text:style-name="P10">3 </text:p>
          </table:table-cell>
          <table:table-cell table:style-name="Tabla1.A1" table:number-columns-spanned="2" office:value-type="string">
            <text:p text:style-name="P10"><text:a xlink:type="simple" xlink:href="#SEC-0016">Modelo funcional</text:a> </text:p>
          </table:table-cell>
          <table:covered-table-cell/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3.1 </text:p>
          </table:table-cell>
          <table:table-cell table:style-name="Tabla1.A1" office:value-type="string">
            <text:p text:style-name="P8"><text:a xlink:type="simple" xlink:href="#SEC-0024">Subsistema de Login</text:a> </text:p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3.2 </text:p>
          </table:table-cell>
          <table:table-cell table:style-name="Tabla1.A1" office:value-type="string">
            <text:p text:style-name="P8"><text:a xlink:type="simple" xlink:href="#SEC-0025">Subsistema de almacenamiento</text:a> </text:p>
          </table:table-cell>
        </table:table-row>
        <table:table-row>
          <table:table-cell table:style-name="Tabla1.A1" office:value-type="string">
            <text:p text:style-name="P10">4 </text:p>
          </table:table-cell>
          <table:table-cell table:style-name="Tabla1.A1" table:number-columns-spanned="2" office:value-type="string">
            <text:p text:style-name="P10"><text:a xlink:type="simple" xlink:href="#SEC-0017">Prototipo de interfaz</text:a> </text:p>
          </table:table-cell>
          <table:covered-table-cell/>
        </table:table-row>
      </table:table>
      <text:p text:style-name="P4"/>
      <text:h text:style-name="P6" text:outline-level="1"><text:bookmark text:name="SEC-0014"/>1 Modelo estático</text:h>
      <text:h text:style-name="P11" text:outline-level="2"><text:bookmark text:name="SEC-0020"/>1.1 Subsistema de Login</text:h>
      <text:p text:style-name="P3"><text:bookmark text:name="GRF-0002"/><text:s/></text:p>
      <text:p text:style-name="P3"><draw:frame draw:style-name="fr1" draw:name="gráficos1" text:anchor-type="paragraph" svg:width="12.164cm" svg:height="4.357cm" draw:z-index="7"><draw:image xlink:href="Pictures/2000004100002F83000011056474A6F4.wmf" xlink:type="simple" xlink:show="embed" xlink:actuate="onLoad"/></draw:frame><text:soft-page-break/></text:p>
      <text:p text:style-name="P3"><text:span text:style-name="T1">Figura 1</text:span>: Diagrama de clases de Subsistema de Login</text:p>
      <text:h text:style-name="P11" text:outline-level="2"><text:bookmark text:name="SEC-0021"/>1.2 Subsistema de Almacenamiento</text:h>
      <text:p text:style-name="P3"><draw:frame draw:style-name="fr1" draw:name="gráficos2" text:anchor-type="paragraph" svg:width="6.773cm" svg:height="6.449cm" draw:z-index="9"><draw:image xlink:href="Pictures/2000004B00001A7500001930B120A414.wmf" xlink:type="simple" xlink:show="embed" xlink:actuate="onLoad"/></draw:frame></text:p>
      <text:p text:style-name="P3"><text:span text:style-name="T1">Figura 1</text:span>: Diagrama de clases de Subsistema de almacenamiento</text:p>
      <text:h text:style-name="P6" text:outline-level="1"><text:bookmark text:name="SEC-0015"/>2 Modelo dinámico</text:h>
      <text:h text:style-name="P11" text:outline-level="2"><text:bookmark text:name="SEC-0022"/>2.1 Subsistema de Login</text:h>
      <text:p text:style-name="P3"><draw:frame draw:style-name="fr2" draw:name="gráficos3" text:anchor-type="paragraph" svg:width="11.809cm" svg:height="4.838cm" draw:z-index="0"><draw:image xlink:href="Pictures/2000002200002E21000012E7E76FCED7.wmf" xlink:type="simple" xlink:show="embed" xlink:actuate="onLoad"/></draw:frame><text:bookmark text:name="GRF-0004"/> </text:p>
      <text:p text:style-name="P3"><text:span text:style-name="T1">Figura 1</text:span>: Diagrama de secuencia de login</text:p>
      <text:h text:style-name="P11" text:outline-level="2"><text:bookmark text:name="SEC-0023"/><text:soft-page-break/>2.2 Subsistema de almacenamiento</text:h>
      <text:p text:style-name="P3"><draw:frame draw:style-name="fr3" draw:name="gráficos4" text:anchor-type="paragraph" svg:width="14.517cm" svg:height="10.155cm" draw:z-index="1"><draw:image xlink:href="Pictures/2000003B000038B4000027AAB40ED8F6.wmf" xlink:type="simple" xlink:show="embed" xlink:actuate="onLoad"/></draw:frame><text:bookmark text:name="GRF-0005"/> </text:p>
      <text:p text:style-name="P3"><text:span text:style-name="T1">Figura 1</text:span>: Diagrama de secuencia de listado de contenedores</text:p>
      <text:p text:style-name="P3"><draw:frame draw:style-name="fr3" draw:name="gráficos5" text:anchor-type="paragraph" svg:width="14.517cm" svg:height="11.335cm" draw:z-index="2"><draw:image xlink:href="Pictures/2000004D000038B400002C47493FDFDE.wmf" xlink:type="simple" xlink:show="embed" xlink:actuate="onLoad"/></draw:frame><text:bookmark text:name="GRF-0006"/> </text:p>
      <text:p text:style-name="P3"><text:span text:style-name="T1">Figura 2</text:span>: Diagrama de secuencia de listado de objetos</text:p>
      <text:p text:style-name="P3"><draw:frame draw:style-name="fr4" draw:name="gráficos6" text:anchor-type="paragraph" svg:width="14.517cm" svg:height="11.335cm" draw:z-index="3"><draw:image xlink:href="Pictures/2000004D000038B400002C47B166C068.wmf" xlink:type="simple" xlink:show="embed" xlink:actuate="onLoad"/></draw:frame><text:bookmark text:name="GRF-0007"/><text:soft-page-break/> </text:p>
      <text:p text:style-name="P3"><text:span text:style-name="T1">Figura 3</text:span>: Diagrama de secuencia de creación de un contenedor</text:p>
      <text:p text:style-name="P3"><draw:frame draw:style-name="fr3" draw:name="gráficos7" text:anchor-type="paragraph" svg:width="14.517cm" svg:height="11.335cm" draw:z-index="4"><draw:image xlink:href="Pictures/2000004D000038B400002C47263D2391.wmf" xlink:type="simple" xlink:show="embed" xlink:actuate="onLoad"/></draw:frame><text:bookmark text:name="GRF-0008"/> </text:p>
      <text:p text:style-name="P3"><text:span text:style-name="T1">Figura 4</text:span>: Diagrama de secuencia de borrado de un contenedor</text:p>
      <text:p text:style-name="P3"><draw:frame draw:style-name="fr4" draw:name="gráficos8" text:anchor-type="paragraph" svg:width="14.517cm" svg:height="13.107cm" draw:z-index="8"><draw:image xlink:href="Pictures/20000063000038B40000333399EBF908.wmf" xlink:type="simple" xlink:show="embed" xlink:actuate="onLoad"/></draw:frame><text:bookmark text:name="GRF-0009"/><text:soft-page-break/> </text:p>
      <text:p text:style-name="P3"><text:span text:style-name="T1">Figura 5</text:span>: Diagrama de secuencia de creación de un objeto</text:p>
      <text:p text:style-name="P3"><draw:frame draw:style-name="fr3" draw:name="gráficos9" text:anchor-type="paragraph" svg:width="14.517cm" svg:height="13.107cm" draw:z-index="5"><draw:image xlink:href="Pictures/20000061000038B40000333344320861.wmf" xlink:type="simple" xlink:show="embed" xlink:actuate="onLoad"/></draw:frame><text:bookmark text:name="GRF-0011"/><text:soft-page-break/> </text:p>
      <text:p text:style-name="P3"><text:span text:style-name="T1">Figura 6</text:span>: Diagrama de secuencia de recuperación de objetos</text:p>
      <text:p text:style-name="P3"><draw:frame draw:style-name="fr3" draw:name="gráficos10" text:anchor-type="paragraph" svg:width="14.517cm" svg:height="13.107cm" draw:z-index="6"><draw:image xlink:href="Pictures/20000061000038B40000333387BEDD3C.wmf" xlink:type="simple" xlink:show="embed" xlink:actuate="onLoad"/></draw:frame><text:bookmark text:name="GRF-0010"/><text:soft-page-break/> </text:p>
      <text:p text:style-name="P3"><text:span text:style-name="T1">Figura 7</text:span>: Diagrama de secuencia de borrado de un objeto</text:p>
      <text:h text:style-name="P6" text:outline-level="1"><text:bookmark text:name="SEC-0016"/>3 Modelo funcional</text:h>
      <text:h text:style-name="P11" text:outline-level="2"><text:bookmark text:name="SEC-0024"/>3.1 Subsistema de Login</text:h>
      <text:p text:style-name="P1"><text:bookmark text:name="SOP-0001"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>SOP-0001</text:p>
          </table:table-cell>
          <table:table-cell table:style-name="Tabla2.B1" office:value-type="string">
            <text:p text:style-name="P10">login</text:p>
          </table:table-cell>
        </table:table-row>
        <table:table-row>
          <table:table-cell table:style-name="Tabla2.A2" office:value-type="string">
            <text:p text:style-name="P10">Tipo del resultado</text:p>
          </table:table-cell>
          <table:table-cell table:style-name="Tabla2.B2" office:value-type="string">
            <text:p text:style-name="P8"><text:span text:style-name="Source_20_Text">Sesión</text:span> </text:p>
          </table:table-cell>
        </table:table-row>
        <table:table-row>
          <table:table-cell table:style-name="Tabla2.A2" office:value-type="string">
            <text:p text:style-name="P10">Versión</text:p>
          </table:table-cell>
          <table:table-cell table:style-name="Tabla2.B2" office:value-type="string">
            <text:p text:style-name="P8">1.0 ( 27/10/2012 ) </text:p>
          </table:table-cell>
        </table:table-row>
        <table:table-row>
          <table:table-cell table:style-name="Tabla2.A2" office:value-type="string">
            <text:p text:style-name="P10">Autores</text:p>
          </table:table-cell>
          <table:table-cell table:style-name="Tabla2.B2" office:value-type="string">
            <text:list xml:id="list20437866" text:style-name="L17">
              <text:list-item>
                <text:p text:style-name="P40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.A2" office:value-type="string">
            <text:p text:style-name="P10">Dependencias</text:p>
          </table:table-cell>
          <table:table-cell table:style-name="Tabla2.B2" office:value-type="string">
            <text:list xml:id="list20406721" text:style-name="L18">
              <text:list-item>
                <text:p text:style-name="P24"><text:a xlink:type="simple" xlink:href="#UC-0001">[UC-0001] Identificación de usuario</text:a> </text:p>
              </text:list-item>
            </text:list>
          </table:table-cell>
        </table:table-row>
        <table:table-row>
          <table:table-cell table:style-name="Tabla2.A2" office:value-type="string">
            <text:p text:style-name="P10">Descripción</text:p>
          </table:table-cell>
          <table:table-cell table:style-name="Tabla2.B2" office:value-type="string">
            <text:p text:style-name="P8">Esta función comprueba si el usuario ofrecido es válido y devuelve los datos de sesión necesarios en caso afirmativo.</text:p>
          </table:table-cell>
        </table:table-row>
        <table:table-row>
          <table:table-cell table:style-name="Tabla2.A2" office:value-type="string">
            <text:p text:style-name="P10">Parámetros</text:p>
          </table:table-cell>
          <table:table-cell table:style-name="Tabla2.B2" office:value-type="string">
            <text:p text:style-name="P8"><text:bookmark text:name="PAR-0032"/><text:span text:style-name="Source_20_Text">Dirección : String -- </text:span><text:span text:style-name="Source_20_Text"><text:span text:style-name="Emphasis">Dirección del servidor.</text:span></text:span><text:line-break/><text:bookmark text:name="PAR-0033"/><text:span text:style-name="Source_20_Text">Puerto : Integer -- </text:span><text:span text:style-name="Source_20_Text"><text:span text:style-name="Emphasis">Puerto de escucha del servidor.</text:span></text:span><text:line-break/><text:bookmark text:name="PAR-0030"/><text:span text:style-name="Source_20_Text">Nombre : String -- </text:span><text:span text:style-name="Source_20_Text"><text:span text:style-name="Emphasis">Nombre de usuario.</text:span></text:span><text:line-break/><text:bookmark text:name="PAR-0031"/><text:span text:style-name="Source_20_Text">Contraseña : String -- </text:span><text:span text:style-name="Source_20_Text"><text:span text:style-name="Emphasis">Contraseña del usuario.</text:span></text:span></text:p>
          </table:table-cell>
        </table:table-row>
        <table:table-row>
          <table:table-cell table:style-name="Tabla2.A2" office:value-type="string">
            <text:p text:style-name="P10">Expresiones <text:soft-page-break/>de precondición</text:p>
          </table:table-cell>
          <table:table-cell table:style-name="Tabla2.B2" office:value-type="string">
            <text:p text:style-name="P8"><text:bookmark text:name="PRE-0035"/><text:span text:style-name="T1">Servidor válido</text:span>: Los datos de conexión deben ser válidos.<text:line-break/><text:bookmark text:name="PRE-0036"/><text:soft-page-break/><text:span text:style-name="T1">Usuario válido</text:span>: El usuario debe existir en el servidor.</text:p>
          </table:table-cell>
        </table:table-row>
        <table:table-row>
          <table:table-cell table:style-name="Tabla2.A2" office:value-type="string">
            <text:p text:style-name="P10">Expresiones de precondición (OCL)</text:p>
          </table:table-cell>
          <table:table-cell table:style-name="Tabla2.B2" office:value-type="string">
            <text:p text:style-name="P8"><text:span text:style-name="Source_20_Text"><text:span text:style-name="T1">Servidor válido</text:span></text:span><text:span text:style-name="Source_20_Text">: Servidor.allInstances()-&gt;one( srv | srv.dirección = Dirección AND srv.puerto = Puerto)</text:span><text:line-break/><text:span text:style-name="Source_20_Text"><text:span text:style-name="T1">Usuario válido</text:span></text:span><text:span text:style-name="Source_20_Text">: (Servidor.allInstances()-&gt;select( srv | srv.dirección = Dirección AND srv.puerto = Puerto)).Usuario-&gt;one( usr | usr.nombre = Nombre and usr.password = Contraseña)</text:span></text:p>
          </table:table-cell>
        </table:table-row>
        <table:table-row>
          <table:table-cell table:style-name="Tabla2.A2" office:value-type="string">
            <text:p text:style-name="P10">Expresiones de postcondición</text:p>
          </table:table-cell>
          <table:table-cell table:style-name="Tabla2.B2" office:value-type="string">
            <text:p text:style-name="P8"><text:bookmark text:name="POS-0037"/><text:span text:style-name="T1">Objeto de sesión válido.</text:span>: El objeto de sesión debe contener un token y una url</text:p>
          </table:table-cell>
        </table:table-row>
        <table:table-row>
          <table:table-cell table:style-name="Tabla2.A2" office:value-type="string">
            <text:p text:style-name="P10">Expresiones de postcondición (OCL)</text:p>
          </table:table-cell>
          <table:table-cell table:style-name="Tabla2.B2" office:value-type="string">
            <text:p text:style-name="P8"><text:span text:style-name="Source_20_Text"><text:span text:style-name="T1">Objeto de sesión válido.</text:span></text:span><text:span text:style-name="Source_20_Text">: let token = Sesión.allInstances() -&gt; count() + 1, session: Sesión serv: Servidor = any(srv | srv.dirección = Dirección and srv.puerto = Puerto) user: Usuario = any(usr | usr.nombre = Nombre and user.password = Contraseña) in session.oclIsNew() = True and session.url = url and session.token = token and session.servidor = serv and session.usuario = user and result = session</text:span></text:p>
          </table:table-cell>
        </table:table-row>
        <table:table-row>
          <table:table-cell table:style-name="Tabla2.A2" office:value-type="string">
            <text:p text:style-name="P10">Comentarios</text:p>
          </table:table-cell>
          <table:table-cell table:style-name="Tabla2.B2" office:value-type="string">
            <text:p text:style-name="P8">Ninguno</text:p>
          </table:table-cell>
        </table:table-row>
      </table:table>
      <text:h text:style-name="P11" text:outline-level="2"><text:bookmark text:name="SEC-0025"/>3.2 Subsistema de almacenamiento</text:h>
      <text:p text:style-name="P1"><text:bookmark text:name="SOP-0002"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">SOP-0002</text:p>
          </table:table-cell>
          <table:table-cell table:style-name="Tabla3.B1" office:value-type="string">
            <text:p text:style-name="P10">listContainers</text:p>
          </table:table-cell>
        </table:table-row>
        <table:table-row>
          <table:table-cell table:style-name="Tabla3.A2" office:value-type="string">
            <text:p text:style-name="P10">Tipo del resultado</text:p>
          </table:table-cell>
          <table:table-cell table:style-name="Tabla3.B2" office:value-type="string">
            <text:p text:style-name="P8"><text:span text:style-name="Source_20_Text">Lista de Contenedor</text:span> </text:p>
          </table:table-cell>
        </table:table-row>
        <table:table-row>
          <table:table-cell table:style-name="Tabla3.A2" office:value-type="string">
            <text:p text:style-name="P10">Versión</text:p>
          </table:table-cell>
          <table:table-cell table:style-name="Tabla3.B2" office:value-type="string">
            <text:p text:style-name="P8">1.0 ( 27/10/2012 ) </text:p>
          </table:table-cell>
        </table:table-row>
        <table:table-row>
          <table:table-cell table:style-name="Tabla3.A2" office:value-type="string">
            <text:p text:style-name="P10">Autores</text:p>
          </table:table-cell>
          <table:table-cell table:style-name="Tabla3.B2" office:value-type="string">
            <text:list xml:id="list20420698" text:style-name="L19">
              <text:list-item>
                <text:p text:style-name="P41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3.A2" office:value-type="string">
            <text:p text:style-name="P10">Dependencias</text:p>
          </table:table-cell>
          <table:table-cell table:style-name="Tabla3.B2" office:value-type="string">
            <text:list xml:id="list20407685" text:style-name="L20">
              <text:list-item>
                <text:p text:style-name="P25"><text:a xlink:type="simple" xlink:href="#UC-0002">[UC-0002] Listado de contenedores</text:a> </text:p>
              </text:list-item>
            </text:list>
          </table:table-cell>
        </table:table-row>
        <table:table-row>
          <table:table-cell table:style-name="Tabla3.A2" office:value-type="string">
            <text:p text:style-name="P10">Descripción</text:p>
          </table:table-cell>
          <table:table-cell table:style-name="Tabla3.B2" office:value-type="string">
            <text:p text:style-name="P8">Esta función genera una lista de contenedores del usuario.</text:p>
          </table:table-cell>
        </table:table-row>
        <table:table-row>
          <table:table-cell table:style-name="Tabla3.A2" office:value-type="string">
            <text:p text:style-name="P10">Parámetros</text:p>
          </table:table-cell>
          <table:table-cell table:style-name="Tabla3.B2" office:value-type="string">
            <text:p text:style-name="P8"><text:bookmark text:name="PAR-0038"/><text:span text:style-name="Source_20_Text">Token : String -- </text:span><text:span text:style-name="Source_20_Text"><text:span text:style-name="Emphasis">Token de operación.</text:span></text:span><text:line-break/><text:bookmark text:name="PAR-0039"/><text:span text:style-name="Source_20_Text">Url : String -- </text:span><text:span text:style-name="Source_20_Text"><text:span text:style-name="Emphasis">Url donde se procesa la operación.</text:span></text:span></text:p>
          </table:table-cell>
        </table:table-row>
        <table:table-row>
          <table:table-cell table:style-name="Tabla3.A2" office:value-type="string">
            <text:p text:style-name="P10">Expresiones de precondición</text:p>
          </table:table-cell>
          <table:table-cell table:style-name="Tabla3.B2" office:value-type="string">
            <text:p text:style-name="P8"><text:bookmark text:name="PRE-0072"/><text:span text:style-name="T1">Sesión existente</text:span>: La sesión debe existir.</text:p>
          </table:table-cell>
        </table:table-row>
        <table:table-row>
          <table:table-cell table:style-name="Tabla3.A2" office:value-type="string">
            <text:p text:style-name="P10">Expresiones de precondición (OCL)</text:p>
          </table:table-cell>
          <table:table-cell table:style-name="Tabla3.B2" office:value-type="string">
            <text:p text:style-name="P8"><text:span text:style-name="Source_20_Text"><text:span text:style-name="T1">Sesión existente</text:span></text:span><text:span text:style-name="Source_20_Text">: Sesión.allInstances()-&gt;one(session | session.token= Token and session.url = URL)</text:span></text:p>
          </table:table-cell>
        </table:table-row>
        <table:table-row>
          <table:table-cell table:style-name="Tabla3.A2" office:value-type="string">
            <text:p text:style-name="P10">Expresiones de postcondición</text:p>
          </table:table-cell>
          <table:table-cell table:style-name="Tabla3.B2" office:value-type="string">
            <text:p text:style-name="P8"><text:bookmark text:name="POS-0043"/><text:span text:style-name="T1">Listado de contenedores</text:span>: Genera la lista de contenedores</text:p>
          </table:table-cell>
        </table:table-row>
        <table:table-row>
          <table:table-cell table:style-name="Tabla3.A2" office:value-type="string">
            <text:p text:style-name="P10">Expresiones de postcondición (OCL)</text:p>
          </table:table-cell>
          <table:table-cell table:style-name="Tabla3.B2" office:value-type="string">
            <text:p text:style-name="P8"><text:span text:style-name="Source_20_Text"><text:span text:style-name="T1">Listado de contenedores</text:span></text:span><text:span text:style-name="Source_20_Text">: result = Contenedor.allInstances()</text:span></text:p>
          </table:table-cell>
        </table:table-row>
        <table:table-row>
          <table:table-cell table:style-name="Tabla3.A2" office:value-type="string">
            <text:p text:style-name="P10">Comentarios</text:p>
          </table:table-cell>
          <table:table-cell table:style-name="Tabla3.B2" office:value-type="string">
            <text:p text:style-name="P8">Ninguno</text:p>
          </table:table-cell>
        </table:table-row>
      </table:table>
      <text:p text:style-name="P1"><text:bookmark text:name="SOP-0003"/></text:p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10">SOP-0003</text:p>
          </table:table-cell>
          <table:table-cell table:style-name="Tabla4.B1" office:value-type="string">
            <text:p text:style-name="P10">listObjects</text:p>
          </table:table-cell>
        </table:table-row>
        <table:table-row>
          <table:table-cell table:style-name="Tabla4.A2" office:value-type="string">
            <text:p text:style-name="P10">Tipo del resultado</text:p>
          </table:table-cell>
          <table:table-cell table:style-name="Tabla4.B2" office:value-type="string">
            <text:p text:style-name="P8"><text:span text:style-name="Source_20_Text">Lista de Objetos</text:span> </text:p>
          </table:table-cell>
        </table:table-row>
        <table:table-row>
          <table:table-cell table:style-name="Tabla4.A2" office:value-type="string">
            <text:p text:style-name="P10">Versión</text:p>
          </table:table-cell>
          <table:table-cell table:style-name="Tabla4.B2" office:value-type="string">
            <text:p text:style-name="P8">1.0 ( 27/10/2012 ) </text:p>
          </table:table-cell>
        </table:table-row>
        <table:table-row>
          <table:table-cell table:style-name="Tabla4.A2" office:value-type="string">
            <text:p text:style-name="P10">Autores</text:p>
          </table:table-cell>
          <table:table-cell table:style-name="Tabla4.B2" office:value-type="string">
            <text:list xml:id="list20415037" text:style-name="L21">
              <text:list-item>
                <text:p text:style-name="P42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4.A2" office:value-type="string">
            <text:p text:style-name="P10">Dependencias</text:p>
          </table:table-cell>
          <table:table-cell table:style-name="Tabla4.B2" office:value-type="string">
            <text:list xml:id="list20437680" text:style-name="L22">
              <text:list-item>
                <text:p text:style-name="P26"><text:a xlink:type="simple" xlink:href="#UC-0003">[UC-0003] Listado de objetos</text:a> </text:p>
              </text:list-item>
            </text:list>
          </table:table-cell>
        </table:table-row>
        <table:table-row>
          <table:table-cell table:style-name="Tabla4.A2" office:value-type="string">
            <text:p text:style-name="P10">Descripción</text:p>
          </table:table-cell>
          <table:table-cell table:style-name="Tabla4.B2" office:value-type="string">
            <text:p text:style-name="P8">La operación devuelve el listado de objetos de un contenedor dado.</text:p>
          </table:table-cell>
        </table:table-row>
        <table:table-row>
          <table:table-cell table:style-name="Tabla4.A2" office:value-type="string">
            <text:p text:style-name="P10">Parámetros</text:p>
          </table:table-cell>
          <table:table-cell table:style-name="Tabla4.B2" office:value-type="string">
            <text:p text:style-name="P8"><text:bookmark text:name="PAR-0044"/><text:span text:style-name="Source_20_Text">Token : String -- </text:span><text:span text:style-name="Source_20_Text"><text:span text:style-name="Emphasis">Token de sesión.</text:span></text:span><text:line-break/><text:bookmark text:name="PAR-0045"/><text:span text:style-name="Source_20_Text">Url : String -- </text:span><text:span text:style-name="Source_20_Text"><text:span text:style-name="Emphasis">Url donde se procesa la operación.</text:span></text:span><text:line-break/><text:bookmark text:name="PAR-0046"/><text:span text:style-name="Source_20_Text">Container : String -- </text:span><text:span text:style-name="Source_20_Text"><text:span text:style-name="Emphasis">Nombre del contenedor del que se requiere el listado.</text:span></text:span></text:p>
          </table:table-cell>
        </table:table-row>
        <table:table-row>
          <table:table-cell table:style-name="Tabla4.A2" office:value-type="string">
            <text:p text:style-name="P10">Expresiones de precondición</text:p>
          </table:table-cell>
          <table:table-cell table:style-name="Tabla4.B2" office:value-type="string">
            <text:p text:style-name="P8"><text:bookmark text:name="PRE-0074"/><text:span text:style-name="T1">Sesión existente</text:span>: La sesión debe existir.<text:line-break/><text:bookmark text:name="PRE-0069"/><text:span text:style-name="T1">Contenedor existente</text:span>: El contenedor indicado debe existir</text:p>
          </table:table-cell>
        </table:table-row>
        <table:table-row>
          <table:table-cell table:style-name="Tabla4.A2" office:value-type="string">
            <text:p text:style-name="P10">Expresiones de precondición (OCL)</text:p>
          </table:table-cell>
          <table:table-cell table:style-name="Tabla4.B2" office:value-type="string">
            <text:p text:style-name="P8"><text:span text:style-name="Source_20_Text"><text:span text:style-name="T1">Sesión existente</text:span></text:span><text:span text:style-name="Source_20_Text">: Sesión.allInstances()-&gt;one(session | session.token= Token and session.url = URL) </text:span><text:line-break/><text:span text:style-name="Source_20_Text"><text:span text:style-name="T1">Contenedor existente</text:span></text:span><text:span text:style-name="Source_20_Text">: Contenedor.allInstances()-&gt;includes(Container)</text:span></text:p>
          </table:table-cell>
        </table:table-row>
        <table:table-row>
          <table:table-cell table:style-name="Tabla4.A2" office:value-type="string">
            <text:p text:style-name="P10">Expresiones de postcondición</text:p>
          </table:table-cell>
          <table:table-cell table:style-name="Tabla4.B2" office:value-type="string">
            <text:p text:style-name="P8"><text:bookmark text:name="POS-0068"/><text:span text:style-name="T1">Listado de objetos</text:span>: Lista de objetos del contenedor indicado.</text:p>
          </table:table-cell>
        </table:table-row>
        <table:table-row>
          <table:table-cell table:style-name="Tabla4.A2" office:value-type="string">
            <text:p text:style-name="P10">Expresiones de postcondición (OCL)</text:p>
          </table:table-cell>
          <table:table-cell table:style-name="Tabla4.B2" office:value-type="string">
            <text:p text:style-name="P8"><text:span text:style-name="Source_20_Text"><text:span text:style-name="T1">Listado de objetos</text:span></text:span><text:span text:style-name="Source_20_Text">: result = Container.Objeto.allInstances()</text:span></text:p>
          </table:table-cell>
        </table:table-row>
        <table:table-row>
          <table:table-cell table:style-name="Tabla4.A2" office:value-type="string">
            <text:p text:style-name="P10">Comentarios</text:p>
          </table:table-cell>
          <table:table-cell table:style-name="Tabla4.B2" office:value-type="string">
            <text:p text:style-name="P8">Ninguno</text:p>
          </table:table-cell>
        </table:table-row>
      </table:table>
      <text:p text:style-name="P1"><text:bookmark text:name="SOP-0004"/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SOP-0004</text:p>
          </table:table-cell>
          <table:table-cell table:style-name="Tabla5.B1" office:value-type="string">
            <text:p text:style-name="P10">createContainer</text:p>
          </table:table-cell>
        </table:table-row>
        <table:table-row>
          <table:table-cell table:style-name="Tabla5.A2" office:value-type="string">
            <text:p text:style-name="P10">Tipo del resultado</text:p>
          </table:table-cell>
          <table:table-cell table:style-name="Tabla5.B2" office:value-type="string">
            <text:p text:style-name="P8"><text:span text:style-name="Source_20_Text">Código de estado.</text:span> </text:p>
          </table:table-cell>
        </table:table-row>
        <table:table-row>
          <table:table-cell table:style-name="Tabla5.A2" office:value-type="string">
            <text:p text:style-name="P10">Versión</text:p>
          </table:table-cell>
          <table:table-cell table:style-name="Tabla5.B2" office:value-type="string">
            <text:p text:style-name="P8">1.0 ( 27/10/2012 ) </text:p>
          </table:table-cell>
        </table:table-row>
        <table:table-row>
          <table:table-cell table:style-name="Tabla5.A2" office:value-type="string">
            <text:p text:style-name="P10">Autores</text:p>
          </table:table-cell>
          <table:table-cell table:style-name="Tabla5.B2" office:value-type="string">
            <text:list xml:id="list20435998" text:style-name="L23">
              <text:list-item>
                <text:p text:style-name="P43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5.A2" office:value-type="string">
            <text:p text:style-name="P10">Dependencias</text:p>
          </table:table-cell>
          <table:table-cell table:style-name="Tabla5.B2" office:value-type="string">
            <text:list xml:id="list20411478" text:style-name="L24">
              <text:list-item>
                <text:p text:style-name="P27"><text:a xlink:type="simple" xlink:href="#UC-0004">[UC-0004] Creación de un contenedor</text:a> </text:p>
              </text:list-item>
            </text:list>
          </table:table-cell>
        </table:table-row>
        <table:table-row>
          <table:table-cell table:style-name="Tabla5.A2" office:value-type="string">
            <text:p text:style-name="P10">Descripción</text:p>
          </table:table-cell>
          <table:table-cell table:style-name="Tabla5.B2" office:value-type="string">
            <text:p text:style-name="P8">La operación debe crear un contenedor nuevo en el servidor.</text:p>
          </table:table-cell>
        </table:table-row>
        <table:table-row>
          <table:table-cell table:style-name="Tabla5.A2" office:value-type="string">
            <text:p text:style-name="P10">Parámetros</text:p>
          </table:table-cell>
          <table:table-cell table:style-name="Tabla5.B2" office:value-type="string">
            <text:p text:style-name="P8"><text:bookmark text:name="PAR-0047"/><text:span text:style-name="Source_20_Text">Token : String -- </text:span><text:span text:style-name="Source_20_Text"><text:span text:style-name="Emphasis">Token de sesión.</text:span></text:span><text:line-break/><text:bookmark text:name="PAR-0048"/><text:span text:style-name="Source_20_Text">Url : String -- </text:span><text:span text:style-name="Source_20_Text"><text:span text:style-name="Emphasis">Url donde procesar la operación.</text:span></text:span><text:line-break/><text:bookmark text:name="PAR-0049"/><text:span text:style-name="Source_20_Text">Name : String -- </text:span><text:span text:style-name="Source_20_Text"><text:span text:style-name="Emphasis">Nombre del nuevo contenedor.</text:span></text:span></text:p>
          </table:table-cell>
        </table:table-row>
        <table:table-row>
          <table:table-cell table:style-name="Tabla5.A2" office:value-type="string">
            <text:p text:style-name="P10">Expresiones de precondición</text:p>
          </table:table-cell>
          <table:table-cell table:style-name="Tabla5.B2" office:value-type="string">
            <text:p text:style-name="P8"><text:bookmark text:name="PRE-0075"/><text:span text:style-name="T1">Sesión existente</text:span>: La sesión debe existir.<text:line-break/><text:bookmark text:name="PRE-0070"/><text:span text:style-name="T1">Contenedor no existente</text:span>: No puede existir un contenedor con el mismo nombre.</text:p>
          </table:table-cell>
        </table:table-row>
        <table:table-row>
          <table:table-cell table:style-name="Tabla5.A2" office:value-type="string">
            <text:p text:style-name="P10">Expresiones de precondición (OCL)</text:p>
          </table:table-cell>
          <table:table-cell table:style-name="Tabla5.B2" office:value-type="string">
            <text:p text:style-name="P8"><text:span text:style-name="Source_20_Text"><text:span text:style-name="T1">Sesión existente</text:span></text:span><text:span text:style-name="Source_20_Text">: Sesión.allInstances()-&gt;one(session | session.token= Token and session.url = URL)</text:span><text:line-break/><text:span text:style-name="Source_20_Text"><text:span text:style-name="T1">Contenedor no existente</text:span></text:span><text:span text:style-name="Source_20_Text">: not Contenedor.allInstances()-&gt;one(cont | cont.nombre = name)</text:span></text:p>
          </table:table-cell>
        </table:table-row>
        <table:table-row>
          <table:table-cell table:style-name="Tabla5.A2" office:value-type="string">
            <text:p text:style-name="P10">Expresiones de <text:soft-page-break/>postcondición</text:p>
          </table:table-cell>
          <table:table-cell table:style-name="Tabla5.B2" office:value-type="string">
            <text:p text:style-name="P8"><text:bookmark text:name="POS-0071"/><text:span text:style-name="T1">Creación de contenedor</text:span>: Creación de un nuevo contenedor.</text:p>
          </table:table-cell>
        </table:table-row>
        <table:table-row>
          <table:table-cell table:style-name="Tabla5.A2" office:value-type="string">
            <text:p text:style-name="P10">Expresiones de postcondición (OCL)</text:p>
          </table:table-cell>
          <table:table-cell table:style-name="Tabla5.B2" office:value-type="string">
            <text:p text:style-name="P8"><text:span text:style-name="Source_20_Text"><text:span text:style-name="T1">Creación de contenedor</text:span></text:span><text:span text:style-name="Source_20_Text">: let session: Sesión = any(session | session.token = Token and session.url = Url) container: Contenedor in container.oclIsNew() = True and container.Nombre = Name and container.tamaño = 0 and container.Sesión = session and session.Contenedor-&gt;includes(container) and result = container</text:span></text:p>
          </table:table-cell>
        </table:table-row>
        <table:table-row>
          <table:table-cell table:style-name="Tabla5.A2" office:value-type="string">
            <text:p text:style-name="P10">Comentarios</text:p>
          </table:table-cell>
          <table:table-cell table:style-name="Tabla5.B2" office:value-type="string">
            <text:p text:style-name="P8">Ninguno</text:p>
          </table:table-cell>
        </table:table-row>
      </table:table>
      <text:p text:style-name="P1"><text:bookmark text:name="SOP-0005"/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SOP-0005</text:p>
          </table:table-cell>
          <table:table-cell table:style-name="Tabla6.B1" office:value-type="string">
            <text:p text:style-name="P10">deleteContainer</text:p>
          </table:table-cell>
        </table:table-row>
        <table:table-row>
          <table:table-cell table:style-name="Tabla6.A2" office:value-type="string">
            <text:p text:style-name="P10">Tipo del resultado</text:p>
          </table:table-cell>
          <table:table-cell table:style-name="Tabla6.B2" office:value-type="string">
            <text:p text:style-name="P8"><text:span text:style-name="Source_20_Text">Código de finalización de la operación.</text:span> </text:p>
          </table:table-cell>
        </table:table-row>
        <table:table-row>
          <table:table-cell table:style-name="Tabla6.A2" office:value-type="string">
            <text:p text:style-name="P10">Versión</text:p>
          </table:table-cell>
          <table:table-cell table:style-name="Tabla6.B2" office:value-type="string">
            <text:p text:style-name="P8">1.0 ( 27/10/2012 ) </text:p>
          </table:table-cell>
        </table:table-row>
        <table:table-row>
          <table:table-cell table:style-name="Tabla6.A2" office:value-type="string">
            <text:p text:style-name="P10">Autores</text:p>
          </table:table-cell>
          <table:table-cell table:style-name="Tabla6.B2" office:value-type="string">
            <text:list xml:id="list20410429" text:style-name="L25">
              <text:list-item>
                <text:p text:style-name="P44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6.A2" office:value-type="string">
            <text:p text:style-name="P10">Dependencias</text:p>
          </table:table-cell>
          <table:table-cell table:style-name="Tabla6.B2" office:value-type="string">
            <text:list xml:id="list20422952" text:style-name="L26">
              <text:list-item>
                <text:p text:style-name="P28"><text:a xlink:type="simple" xlink:href="#UC-0006">[UC-0006] Borrado de contenedor</text:a> </text:p>
              </text:list-item>
            </text:list>
          </table:table-cell>
        </table:table-row>
        <table:table-row>
          <table:table-cell table:style-name="Tabla6.A2" office:value-type="string">
            <text:p text:style-name="P10">Descripción</text:p>
          </table:table-cell>
          <table:table-cell table:style-name="Tabla6.B2" office:value-type="string">
            <text:p text:style-name="P8">Elimina un contenedor vacío.</text:p>
          </table:table-cell>
        </table:table-row>
        <table:table-row>
          <table:table-cell table:style-name="Tabla6.A2" office:value-type="string">
            <text:p text:style-name="P10">Parámetros</text:p>
          </table:table-cell>
          <table:table-cell table:style-name="Tabla6.B2" office:value-type="string">
            <text:p text:style-name="P8"><text:bookmark text:name="PAR-0050"/><text:span text:style-name="Source_20_Text">Token : String -- </text:span><text:span text:style-name="Source_20_Text"><text:span text:style-name="Emphasis">Token de sesión.</text:span></text:span><text:line-break/><text:bookmark text:name="PAR-0051"/><text:span text:style-name="Source_20_Text">Url : String -- </text:span><text:span text:style-name="Source_20_Text"><text:span text:style-name="Emphasis">Url de proceso de operaciones.</text:span></text:span><text:line-break/><text:bookmark text:name="PAR-0052"/><text:span text:style-name="Source_20_Text">Name : String -- </text:span><text:span text:style-name="Source_20_Text"><text:span text:style-name="Emphasis">Nombre del contenedor a eliminar.</text:span></text:span></text:p>
          </table:table-cell>
        </table:table-row>
        <table:table-row>
          <table:table-cell table:style-name="Tabla6.A2" office:value-type="string">
            <text:p text:style-name="P10">Expresiones de precondición</text:p>
          </table:table-cell>
          <table:table-cell table:style-name="Tabla6.B2" office:value-type="string">
            <text:p text:style-name="P8"><text:bookmark text:name="PRE-0076"/><text:span text:style-name="T1">Sesión existente</text:span>: La sesión debe existir<text:line-break/><text:bookmark text:name="PRE-0082"/><text:span text:style-name="T1">Contenedor existente</text:span>: El contenedor debe existir.</text:p>
          </table:table-cell>
        </table:table-row>
        <table:table-row>
          <table:table-cell table:style-name="Tabla6.A2" office:value-type="string">
            <text:p text:style-name="P10">Expresiones de precondición (OCL)</text:p>
          </table:table-cell>
          <table:table-cell table:style-name="Tabla6.B2" office:value-type="string">
            <text:p text:style-name="P8"><text:span text:style-name="Source_20_Text"><text:span text:style-name="T1">Sesión existente</text:span></text:span><text:span text:style-name="Source_20_Text">: Sesión.allInstances()-&gt;one(session | session.token= Token and session.url = URL)</text:span><text:line-break/><text:span text:style-name="Source_20_Text"><text:span text:style-name="T1">Contenedor existente</text:span></text:span><text:span text:style-name="Source_20_Text">: Contenedor.allInstances()-&gt;one(container | container.Nombre = name)</text:span></text:p>
          </table:table-cell>
        </table:table-row>
        <table:table-row>
          <table:table-cell table:style-name="Tabla6.A2" office:value-type="string">
            <text:p text:style-name="P10">Expresiones de postcondición</text:p>
          </table:table-cell>
          <table:table-cell table:style-name="Tabla6.B2" office:value-type="string">
            <text:p text:style-name="P8"><text:bookmark text:name="POS-0084"/><text:span text:style-name="T1">Contenedor no existente.</text:span>: El contenedor no debe seguir existiendo.</text:p>
          </table:table-cell>
        </table:table-row>
        <table:table-row>
          <table:table-cell table:style-name="Tabla6.A2" office:value-type="string">
            <text:p text:style-name="P10">Expresiones de postcondición (OCL)</text:p>
          </table:table-cell>
          <table:table-cell table:style-name="Tabla6.B2" office:value-type="string">
            <text:p text:style-name="P8"><text:span text:style-name="Source_20_Text"><text:span text:style-name="T1">Contenedor no existente.</text:span></text:span><text:span text:style-name="Source_20_Text">: not Contenedor.allInstances()-&gt;one(cont | cont.Nombre = Name)</text:span></text:p>
          </table:table-cell>
        </table:table-row>
        <table:table-row>
          <table:table-cell table:style-name="Tabla6.A2" office:value-type="string">
            <text:p text:style-name="P10">Comentarios</text:p>
          </table:table-cell>
          <table:table-cell table:style-name="Tabla6.B2" office:value-type="string">
            <text:p text:style-name="P8">Ninguno</text:p>
          </table:table-cell>
        </table:table-row>
      </table:table>
      <text:p text:style-name="P1"><text:bookmark text:name="SOP-0006"/>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0">SOP-0006</text:p>
          </table:table-cell>
          <table:table-cell table:style-name="Tabla7.B1" office:value-type="string">
            <text:p text:style-name="P10">createObject</text:p>
          </table:table-cell>
        </table:table-row>
        <table:table-row>
          <table:table-cell table:style-name="Tabla7.A2" office:value-type="string">
            <text:p text:style-name="P10">Tipo del resultado</text:p>
          </table:table-cell>
          <table:table-cell table:style-name="Tabla7.B2" office:value-type="string">
            <text:p text:style-name="P8"><text:span text:style-name="Source_20_Text">Código de finalización de la operación.</text:span> </text:p>
          </table:table-cell>
        </table:table-row>
        <table:table-row>
          <table:table-cell table:style-name="Tabla7.A2" office:value-type="string">
            <text:p text:style-name="P10">Versión</text:p>
          </table:table-cell>
          <table:table-cell table:style-name="Tabla7.B2" office:value-type="string">
            <text:p text:style-name="P8">1.0 ( 27/10/2012 ) </text:p>
          </table:table-cell>
        </table:table-row>
        <table:table-row>
          <table:table-cell table:style-name="Tabla7.A2" office:value-type="string">
            <text:p text:style-name="P10">Autores</text:p>
          </table:table-cell>
          <table:table-cell table:style-name="Tabla7.B2" office:value-type="string">
            <text:list xml:id="list20427291" text:style-name="L27">
              <text:list-item>
                <text:p text:style-name="P45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7.A2" office:value-type="string">
            <text:p text:style-name="P10">Dependencias</text:p>
          </table:table-cell>
          <table:table-cell table:style-name="Tabla7.B2" office:value-type="string">
            <text:list xml:id="list20422642" text:style-name="L28">
              <text:list-item>
                <text:p text:style-name="P29"><text:a xlink:type="simple" xlink:href="#UC-0005">[UC-0005] Creación de un objeto</text:a> </text:p>
              </text:list-item>
            </text:list>
          </table:table-cell>
        </table:table-row>
        <table:table-row>
          <table:table-cell table:style-name="Tabla7.A2" office:value-type="string">
            <text:p text:style-name="P10">Descripción</text:p>
          </table:table-cell>
          <table:table-cell table:style-name="Tabla7.B2" office:value-type="string">
            <text:p text:style-name="P8">Creación de un objeto en un contenedor dado.</text:p>
          </table:table-cell>
        </table:table-row>
        <table:table-row>
          <table:table-cell table:style-name="Tabla7.A2" office:value-type="string">
            <text:p text:style-name="P10">Parámetros</text:p>
          </table:table-cell>
          <table:table-cell table:style-name="Tabla7.B2" office:value-type="string">
            <text:p text:style-name="P8"><text:bookmark text:name="PAR-0053"/><text:span text:style-name="Source_20_Text">Token : String -- </text:span><text:span text:style-name="Source_20_Text"><text:span text:style-name="Emphasis">Token de sesión.</text:span></text:span><text:line-break/><text:bookmark text:name="PAR-0054"/><text:span text:style-name="Source_20_Text">Url : String -- </text:span><text:span text:style-name="Source_20_Text"><text:span text:style-name="Emphasis">Url de proceso de operaciones.</text:span></text:span><text:line-break/><text:bookmark text:name="PAR-0055"/><text:span text:style-name="Source_20_Text">ContainerName : String -- </text:span><text:span text:style-name="Source_20_Text"><text:span text:style-name="Emphasis">Contenedor donde debe crearse el objeto.</text:span></text:span><text:line-break/><text:bookmark text:name="PAR-0056"/><text:soft-page-break/><text:span text:style-name="Source_20_Text">Name : String -- </text:span><text:span text:style-name="Source_20_Text"><text:span text:style-name="Emphasis">Nombre del objeto.</text:span></text:span><text:line-break/><text:bookmark text:name="PAR-0086"/><text:span text:style-name="Source_20_Text">Size : Integer -- </text:span><text:span text:style-name="Source_20_Text"><text:span text:style-name="Emphasis">Tamaño del objeto.</text:span></text:span></text:p>
          </table:table-cell>
        </table:table-row>
        <table:table-row>
          <table:table-cell table:style-name="Tabla7.A2" office:value-type="string">
            <text:p text:style-name="P10">Expresiones de precondición</text:p>
          </table:table-cell>
          <table:table-cell table:style-name="Tabla7.B2" office:value-type="string">
            <text:p text:style-name="P8"><text:bookmark text:name="PRE-0077"/><text:span text:style-name="T1">Sesión existente</text:span>: La sesión debe existir<text:line-break/><text:bookmark text:name="PRE-0083"/><text:span text:style-name="T1">Contenedor existente</text:span>: El contenedor indicado debe existir.<text:line-break/><text:bookmark text:name="PRE-0087"/><text:span text:style-name="T1">Objeto no existente</text:span>: El objeto no debe existir en el contenedor.</text:p>
          </table:table-cell>
        </table:table-row>
        <table:table-row>
          <table:table-cell table:style-name="Tabla7.A2" office:value-type="string">
            <text:p text:style-name="P10">Expresiones de precondición (OCL)</text:p>
          </table:table-cell>
          <table:table-cell table:style-name="Tabla7.B2" office:value-type="string">
            <text:p text:style-name="P8"><text:span text:style-name="Source_20_Text"><text:span text:style-name="T1">Sesión existente</text:span></text:span><text:span text:style-name="Source_20_Text">: Sesión.allInstances()-&gt;one(session | session.token= Token and session.url = URL)</text:span><text:line-break/><text:span text:style-name="Source_20_Text"><text:span text:style-name="T1">Contenedor existente</text:span></text:span><text:span text:style-name="Source_20_Text">: Contenedor.allInstances()-&gt;one(container | container.Nombre = ContainerName)</text:span><text:line-break/><text:span text:style-name="Source_20_Text"><text:span text:style-name="T1">Objeto no existente</text:span></text:span><text:span text:style-name="Source_20_Text">: not Contenedor.allInstances()-&gt;any(container | container.Nombre = ContainerName).Objeto-&gt;one(obj | obj.Nombre = name)</text:span></text:p>
          </table:table-cell>
        </table:table-row>
        <table:table-row>
          <table:table-cell table:style-name="Tabla7.A2" office:value-type="string">
            <text:p text:style-name="P10">Expresiones de postcondición</text:p>
          </table:table-cell>
          <table:table-cell table:style-name="Tabla7.B2" office:value-type="string">
            <text:p text:style-name="P8"><text:bookmark text:name="POS-0080"/><text:span text:style-name="T1">Creación de objeto</text:span>: Creación de un nuevo objeto.</text:p>
          </table:table-cell>
        </table:table-row>
        <table:table-row>
          <table:table-cell table:style-name="Tabla7.A2" office:value-type="string">
            <text:p text:style-name="P10">Expresiones de postcondición (OCL)</text:p>
          </table:table-cell>
          <table:table-cell table:style-name="Tabla7.B2" office:value-type="string">
            <text:p text:style-name="P8"><text:span text:style-name="Source_20_Text"><text:span text:style-name="T1">Creación de objeto</text:span></text:span><text:span text:style-name="Source_20_Text">: let session: Sesión = any(session | session.token = Token and session.url = Url) container: Contenedor = any(cont | cont.Nombre = ContainerName) object: Objeto in object.oclIsNew() = True and object.Nombre = Name and object.tamaño = size and object.Sesión = session and session.Objeto-&gt;includes(object) and object.Contenedor = container and container.Objeto-&gt;includes(object) and result = Object</text:span></text:p>
          </table:table-cell>
        </table:table-row>
        <table:table-row>
          <table:table-cell table:style-name="Tabla7.A2" office:value-type="string">
            <text:p text:style-name="P10">Comentarios</text:p>
          </table:table-cell>
          <table:table-cell table:style-name="Tabla7.B2" office:value-type="string">
            <text:p text:style-name="P8">Ninguno</text:p>
          </table:table-cell>
        </table:table-row>
      </table:table>
      <text:p text:style-name="P1"><text:bookmark text:name="SOP-0007"/>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0">SOP-0007</text:p>
          </table:table-cell>
          <table:table-cell table:style-name="Tabla8.B1" office:value-type="string">
            <text:p text:style-name="P10">deleteObject</text:p>
          </table:table-cell>
        </table:table-row>
        <table:table-row>
          <table:table-cell table:style-name="Tabla8.A2" office:value-type="string">
            <text:p text:style-name="P10">Tipo del resultado</text:p>
          </table:table-cell>
          <table:table-cell table:style-name="Tabla8.B2" office:value-type="string">
            <text:p text:style-name="P8"><text:span text:style-name="Source_20_Text">Código de finalización de operación.</text:span> </text:p>
          </table:table-cell>
        </table:table-row>
        <table:table-row>
          <table:table-cell table:style-name="Tabla8.A2" office:value-type="string">
            <text:p text:style-name="P10">Versión</text:p>
          </table:table-cell>
          <table:table-cell table:style-name="Tabla8.B2" office:value-type="string">
            <text:p text:style-name="P8">1.0 ( 27/10/2012 ) </text:p>
          </table:table-cell>
        </table:table-row>
        <table:table-row>
          <table:table-cell table:style-name="Tabla8.A2" office:value-type="string">
            <text:p text:style-name="P10">Autores</text:p>
          </table:table-cell>
          <table:table-cell table:style-name="Tabla8.B2" office:value-type="string">
            <text:list xml:id="list20418938" text:style-name="L29">
              <text:list-item>
                <text:p text:style-name="P46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8.A2" office:value-type="string">
            <text:p text:style-name="P10">Dependencias</text:p>
          </table:table-cell>
          <table:table-cell table:style-name="Tabla8.B2" office:value-type="string">
            <text:list xml:id="list20411657" text:style-name="L30">
              <text:list-item>
                <text:p text:style-name="P30"><text:a xlink:type="simple" xlink:href="#UC-0007">[UC-0007] Borrado de un objeto</text:a> </text:p>
              </text:list-item>
            </text:list>
          </table:table-cell>
        </table:table-row>
        <table:table-row>
          <table:table-cell table:style-name="Tabla8.A2" office:value-type="string">
            <text:p text:style-name="P10">Descripción</text:p>
          </table:table-cell>
          <table:table-cell table:style-name="Tabla8.B2" office:value-type="string">
            <text:p text:style-name="P8">Eliminación de un objeto dentro de un contenedor.</text:p>
          </table:table-cell>
        </table:table-row>
        <table:table-row>
          <table:table-cell table:style-name="Tabla8.A2" office:value-type="string">
            <text:p text:style-name="P10">Parámetros</text:p>
          </table:table-cell>
          <table:table-cell table:style-name="Tabla8.B2" office:value-type="string">
            <text:p text:style-name="P8"><text:bookmark text:name="PAR-0057"/><text:span text:style-name="Source_20_Text">Token : String -- </text:span><text:span text:style-name="Source_20_Text"><text:span text:style-name="Emphasis">Token de sesión.</text:span></text:span><text:line-break/><text:bookmark text:name="PAR-0058"/><text:span text:style-name="Source_20_Text">Url : String -- </text:span><text:span text:style-name="Source_20_Text"><text:span text:style-name="Emphasis">Url de proceso de operaciones.</text:span></text:span><text:line-break/><text:bookmark text:name="PAR-0059"/><text:span text:style-name="Source_20_Text">Container : String -- </text:span><text:span text:style-name="Source_20_Text"><text:span text:style-name="Emphasis">Contenedor donde se aloja el objeto.</text:span></text:span><text:line-break/><text:bookmark text:name="PAR-0060"/><text:span text:style-name="Source_20_Text">Name : String -- </text:span><text:span text:style-name="Source_20_Text"><text:span text:style-name="Emphasis">Nombre del objeto a eliminar.</text:span></text:span></text:p>
          </table:table-cell>
        </table:table-row>
        <table:table-row>
          <table:table-cell table:style-name="Tabla8.A2" office:value-type="string">
            <text:p text:style-name="P10">Expresiones de precondición</text:p>
          </table:table-cell>
          <table:table-cell table:style-name="Tabla8.B2" office:value-type="string">
            <text:p text:style-name="P8"><text:bookmark text:name="PRE-0078"/><text:span text:style-name="T1">Sesión existente</text:span>: La sesión debe existir<text:line-break/><text:bookmark text:name="PRE-0088"/><text:span text:style-name="T1">Contenedor existente</text:span>: El contenedor debe existir.<text:line-break/><text:bookmark text:name="PRE-0089"/><text:span text:style-name="T1">Objeto existente</text:span>: El objeto debe existir dentro del contenedor.</text:p>
          </table:table-cell>
        </table:table-row>
        <table:table-row>
          <table:table-cell table:style-name="Tabla8.A2" office:value-type="string">
            <text:p text:style-name="P10">Expresiones de precondición (OCL)</text:p>
          </table:table-cell>
          <table:table-cell table:style-name="Tabla8.B2" office:value-type="string">
            <text:p text:style-name="P8"><text:span text:style-name="Source_20_Text"><text:span text:style-name="T1">Sesión existente</text:span></text:span><text:span text:style-name="Source_20_Text">: Sesión.allInstances()-&gt;one(session | session.token= Token and session.url = URL)</text:span><text:line-break/><text:span text:style-name="Source_20_Text"><text:span text:style-name="T1">Contenedor existente</text:span></text:span><text:span text:style-name="Source_20_Text">: Contenedor.allInstances()-&gt; one(cont | cont.nombre = Container)</text:span><text:line-break/><text:span text:style-name="Source_20_Text"><text:span text:style-name="T1">Objeto existente</text:span></text:span><text:span text:style-name="Source_20_Text">: Contenedor.allInstances()-&gt;any(cont | cont.Nombre = Container).Objeto.one(obj | obj.Nombre = Name)</text:span></text:p>
          </table:table-cell>
        </table:table-row>
        <table:table-row>
          <table:table-cell table:style-name="Tabla8.A2" office:value-type="string">
            <text:p text:style-name="P10">Expresiones de <text:soft-page-break/>postcondición</text:p>
          </table:table-cell>
          <table:table-cell table:style-name="Tabla8.B2" office:value-type="string">
            <text:p text:style-name="P8"><text:bookmark text:name="POS-0085"/><text:span text:style-name="T1">Objeto no existente</text:span>: El objeto debe dejar de existir en el contenedor.</text:p>
          </table:table-cell>
        </table:table-row>
        <table:table-row>
          <table:table-cell table:style-name="Tabla8.A2" office:value-type="string">
            <text:p text:style-name="P10">Expresiones de postcondición (OCL)</text:p>
          </table:table-cell>
          <table:table-cell table:style-name="Tabla8.B2" office:value-type="string">
            <text:p text:style-name="P8"><text:span text:style-name="Source_20_Text"><text:span text:style-name="T1">Objeto no existente</text:span></text:span><text:span text:style-name="Source_20_Text">: not Contenedor.allInstances()-&gt;any(cont | cont.Nombre = Container).Objeto-&gt;one(obj | obj.Nombre = Name)</text:span></text:p>
          </table:table-cell>
        </table:table-row>
        <table:table-row>
          <table:table-cell table:style-name="Tabla8.A2" office:value-type="string">
            <text:p text:style-name="P10">Comentarios</text:p>
          </table:table-cell>
          <table:table-cell table:style-name="Tabla8.B2" office:value-type="string">
            <text:p text:style-name="P8">Ninguno</text:p>
          </table:table-cell>
        </table:table-row>
      </table:table>
      <text:p text:style-name="P1"><text:bookmark text:name="SOP-0008"/></text:p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0">SOP-0008</text:p>
          </table:table-cell>
          <table:table-cell table:style-name="Tabla9.B1" office:value-type="string">
            <text:p text:style-name="P10">retrieveObject</text:p>
          </table:table-cell>
        </table:table-row>
        <table:table-row>
          <table:table-cell table:style-name="Tabla9.A2" office:value-type="string">
            <text:p text:style-name="P10">Tipo del resultado</text:p>
          </table:table-cell>
          <table:table-cell table:style-name="Tabla9.B2" office:value-type="string">
            <text:p text:style-name="P8"><text:span text:style-name="Source_20_Text">Objeto</text:span> </text:p>
          </table:table-cell>
        </table:table-row>
        <table:table-row>
          <table:table-cell table:style-name="Tabla9.A2" office:value-type="string">
            <text:p text:style-name="P10">Versión</text:p>
          </table:table-cell>
          <table:table-cell table:style-name="Tabla9.B2" office:value-type="string">
            <text:p text:style-name="P8">1.0 ( 28/10/2012 ) </text:p>
          </table:table-cell>
        </table:table-row>
        <table:table-row>
          <table:table-cell table:style-name="Tabla9.A2" office:value-type="string">
            <text:p text:style-name="P10">Autores</text:p>
          </table:table-cell>
          <table:table-cell table:style-name="Tabla9.B2" office:value-type="string">
            <text:list xml:id="list20424340" text:style-name="L31">
              <text:list-item>
                <text:p text:style-name="P47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9.A2" office:value-type="string">
            <text:p text:style-name="P10">Dependencias</text:p>
          </table:table-cell>
          <table:table-cell table:style-name="Tabla9.B2" office:value-type="string">
            <text:list xml:id="list20426800" text:style-name="L32">
              <text:list-item>
                <text:p text:style-name="P31"><text:a xlink:type="simple" xlink:href="#UC-0008">[UC-0008] Recuperación de objeto</text:a> </text:p>
              </text:list-item>
            </text:list>
          </table:table-cell>
        </table:table-row>
        <table:table-row>
          <table:table-cell table:style-name="Tabla9.A2" office:value-type="string">
            <text:p text:style-name="P10">Descripción</text:p>
          </table:table-cell>
          <table:table-cell table:style-name="Tabla9.B2" office:value-type="string">
            <text:p text:style-name="P8">Devuelve el objeto solicitado por el usuario.</text:p>
          </table:table-cell>
        </table:table-row>
        <table:table-row>
          <table:table-cell table:style-name="Tabla9.A2" office:value-type="string">
            <text:p text:style-name="P10">Parámetros</text:p>
          </table:table-cell>
          <table:table-cell table:style-name="Tabla9.B2" office:value-type="string">
            <text:p text:style-name="P8"><text:bookmark text:name="PAR-0064"/><text:span text:style-name="Source_20_Text">Token : String -- </text:span><text:span text:style-name="Source_20_Text"><text:span text:style-name="Emphasis">Token de sesión.</text:span></text:span><text:line-break/><text:bookmark text:name="PAR-0065"/><text:span text:style-name="Source_20_Text">Url : String -- </text:span><text:span text:style-name="Source_20_Text"><text:span text:style-name="Emphasis">Dirección de proceso.</text:span></text:span><text:line-break/><text:bookmark text:name="PAR-0066"/><text:span text:style-name="Source_20_Text">Container : String -- </text:span><text:span text:style-name="Source_20_Text"><text:span text:style-name="Emphasis">Nombre del contenedor del objeto.</text:span></text:span><text:line-break/><text:bookmark text:name="PAR-0067"/><text:span text:style-name="Source_20_Text">Object : String -- </text:span><text:span text:style-name="Source_20_Text"><text:span text:style-name="Emphasis">Nombre del objeto.</text:span></text:span></text:p>
          </table:table-cell>
        </table:table-row>
        <table:table-row>
          <table:table-cell table:style-name="Tabla9.A2" office:value-type="string">
            <text:p text:style-name="P10">Expresiones de precondición</text:p>
          </table:table-cell>
          <table:table-cell table:style-name="Tabla9.B2" office:value-type="string">
            <text:p text:style-name="P8"><text:bookmark text:name="PRE-0079"/><text:span text:style-name="T1">Sesión existente</text:span>: La sesión debe existir.<text:line-break/><text:bookmark text:name="PRE-0090"/><text:span text:style-name="T1">Contenedor existente</text:span>: El contenedor debe existir.<text:line-break/><text:bookmark text:name="PRE-0091"/><text:span text:style-name="T1">Objeto existente</text:span>: El objeto debe existir dentro del contenedor.</text:p>
          </table:table-cell>
        </table:table-row>
        <table:table-row>
          <table:table-cell table:style-name="Tabla9.A2" office:value-type="string">
            <text:p text:style-name="P10">Expresiones de precondición (OCL)</text:p>
          </table:table-cell>
          <table:table-cell table:style-name="Tabla9.B2" office:value-type="string">
            <text:p text:style-name="P8"><text:span text:style-name="Source_20_Text"><text:span text:style-name="T1">Sesión existente</text:span></text:span><text:span text:style-name="Source_20_Text">: Sesión.allInstances()-&gt;one(session | session.token= Token and session.url = URL)</text:span><text:line-break/><text:span text:style-name="Source_20_Text"><text:span text:style-name="T1">Contenedor existente</text:span></text:span><text:span text:style-name="Source_20_Text">: Contenedor.allInstances()-&gt;one(cont | cont.Nombre = Container)</text:span><text:line-break/><text:span text:style-name="Source_20_Text"><text:span text:style-name="T1">Objeto existente</text:span></text:span><text:span text:style-name="Source_20_Text">: Contenedor.allInstances()-&gt;any(cont | cont.Nombre = Container).Objeto-&gt;one(obj | obj.Nombre = Object)</text:span></text:p>
          </table:table-cell>
        </table:table-row>
        <table:table-row>
          <table:table-cell table:style-name="Tabla9.A2" office:value-type="string">
            <text:p text:style-name="P10">Expresiones de postcondición</text:p>
          </table:table-cell>
          <table:table-cell table:style-name="Tabla9.B2" office:value-type="string">
            <text:p text:style-name="P8"><text:bookmark text:name="POS-0092"/><text:span text:style-name="T1">Devolución del objeto</text:span>: Devuelve el objeto solicitado.</text:p>
          </table:table-cell>
        </table:table-row>
        <table:table-row>
          <table:table-cell table:style-name="Tabla9.A2" office:value-type="string">
            <text:p text:style-name="P10">Expresiones de postcondición (OCL)</text:p>
          </table:table-cell>
          <table:table-cell table:style-name="Tabla9.B2" office:value-type="string">
            <text:p text:style-name="P8"><text:span text:style-name="Source_20_Text"><text:span text:style-name="T1">Devolución del objeto</text:span></text:span><text:span text:style-name="Source_20_Text">: result = Contenedor.allInstances-&gt;any(cont | cont.Nombre = Container).Objeto-&gt;any(obj | obj.Nombre = Object)</text:span></text:p>
          </table:table-cell>
        </table:table-row>
        <table:table-row>
          <table:table-cell table:style-name="Tabla9.A2" office:value-type="string">
            <text:p text:style-name="P10">Comentarios</text:p>
          </table:table-cell>
          <table:table-cell table:style-name="Tabla9.B2" office:value-type="string">
            <text:p text:style-name="P8">Ninguno</text:p>
          </table:table-cell>
        </table:table-row>
      </table:table>
      <text:h text:style-name="P6" text:outline-level="1"><text:bookmark text:name="SEC-0017"/>4 Prototipo de interfaz</text:h>
      <text:p text:style-name="P1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Mangal" style:font-size-complex="14pt" style:font-weight-complex="bold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Mangal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10:25:15.25</meta:creation-date>
    <dc:date>2012-10-30T00:30:49.39</dc:date>
    <meta:editing-duration>P0D</meta:editing-duration>
    <meta:editing-cycles>6</meta:editing-cycles>
    <meta:generator>LibreOffice/3.6$Windows_x86 LibreOffice_project/da8c1e6-fd468f4-454e206-f42a4a9-143cfd</meta:generator>
    <meta:document-statistic meta:table-count="9" meta:image-count="10" meta:object-count="0" meta:page-count="13" meta:paragraph-count="250" meta:word-count="1439" meta:character-count="10454" meta:non-whitespace-character-count="9210"/>
  </office:meta>
</office:document-meta>
</file>